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cb019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295d7" style:letter-kerning="fals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4b929" style:letter-kerning="fals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c24a1" style:letter-kerning="fals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7b3ab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0d491" officeooo:paragraph-rsid="0090d491" style:letter-kerning="false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933f75" style:letter-kerning="fals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933f75" officeooo:paragraph-rsid="00933f75" style:letter-kerning="fals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officeooo:rsid="00767c32"/>
    </style:style>
    <style:style style:name="T6" style:family="text">
      <style:text-properties officeooo:rsid="007714ca"/>
    </style:style>
    <style:style style:name="T7" style:family="text">
      <style:text-properties officeooo:rsid="007716ea"/>
    </style:style>
    <style:style style:name="T8" style:family="text">
      <style:text-properties officeooo:rsid="00798c03"/>
    </style:style>
    <style:style style:name="T9" style:family="text">
      <style:text-properties officeooo:rsid="007aeecc"/>
    </style:style>
    <style:style style:name="T10" style:family="text">
      <style:text-properties officeooo:rsid="007b3032"/>
    </style:style>
    <style:style style:name="T11" style:family="text">
      <style:text-properties officeooo:rsid="007b8711"/>
    </style:style>
    <style:style style:name="T12" style:family="text">
      <style:text-properties officeooo:rsid="007cb019"/>
    </style:style>
    <style:style style:name="T13" style:family="text">
      <style:text-properties officeooo:rsid="007ea80b"/>
    </style:style>
    <style:style style:name="T14" style:family="text">
      <style:text-properties officeooo:rsid="007eb520"/>
    </style:style>
    <style:style style:name="T15" style:family="text">
      <style:text-properties officeooo:rsid="008029d0"/>
    </style:style>
    <style:style style:name="T16" style:family="text">
      <style:text-properties officeooo:rsid="008161c7"/>
    </style:style>
    <style:style style:name="T17" style:family="text">
      <style:text-properties officeooo:rsid="008295d7"/>
    </style:style>
    <style:style style:name="T18" style:family="text">
      <style:text-properties officeooo:rsid="00839855"/>
    </style:style>
    <style:style style:name="T19" style:family="text">
      <style:text-properties officeooo:rsid="0084b929"/>
    </style:style>
    <style:style style:name="T20" style:family="text">
      <style:text-properties officeooo:rsid="0085dee2"/>
    </style:style>
    <style:style style:name="T21" style:family="text">
      <style:text-properties officeooo:rsid="0087ce76"/>
    </style:style>
    <style:style style:name="T22" style:family="text">
      <style:text-properties officeooo:rsid="0088833f"/>
    </style:style>
    <style:style style:name="T23" style:family="text">
      <style:text-properties officeooo:rsid="008a7426"/>
    </style:style>
    <style:style style:name="T24" style:family="text">
      <style:text-properties officeooo:rsid="008c24a1"/>
    </style:style>
    <style:style style:name="T25" style:family="text">
      <style:text-properties officeooo:rsid="008e0ca9"/>
    </style:style>
    <style:style style:name="T26" style:family="text">
      <style:text-properties officeooo:rsid="008ff4a2"/>
    </style:style>
    <style:style style:name="T27" style:family="text">
      <style:text-properties officeooo:rsid="008ff8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90d491" style:font-weight-asian="normal" style:font-weight-complex="normal"/>
    </style:style>
    <style:style style:name="T30" style:family="text">
      <style:text-properties officeooo:rsid="0090d4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etriebs- und Kommunikationssysteme</text:p>
      <text:p text:style-name="P16">Übung <text:span text:style-name="T5">9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5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4">- <text:span text:style-name="T6">Betriebssysteme</text:span></text:p>
      <text:p text:style-name="P4"><text:tab/>- <text:span text:style-name="T6">Aufgabe</text:span></text:p>
      <text:p text:style-name="P4"><text:tab/><text:tab/>- <text:span text:style-name="T6">Programmausführung</text:span></text:p>
      <text:p text:style-name="P4"><text:tab/><text:tab/>- <text:span text:style-name="T6">Zugriff auf Hardware des Computers</text:span></text:p>
      <text:p text:style-name="P4"><text:tab/><text:tab/>- <text:span text:style-name="T6">steuern des Filezugriffs</text:span></text:p>
      <text:p text:style-name="P4"><text:tab/><text:tab/>- <text:span text:style-name="T6">Steuerung von Sicherheitssystemen</text:span></text:p>
      <text:p text:style-name="P4"><text:tab/><text:tab/>- <text:span text:style-name="T6">Fehlerbehandlung</text:span></text:p>
      <text:p text:style-name="P4"><text:tab/><text:tab/>- <text:span text:style-name="T6">Logging</text:span></text:p>
      <text:p text:style-name="P4"><text:tab/>- <text:span text:style-name="T6">Abstraktionslayer</text:span></text:p>
      <text:p text:style-name="P4"><text:tab/><text:tab/>- <text:span text:style-name="T6">User Progams</text:span></text:p>
      <text:p text:style-name="P4"><text:tab/><text:tab/>- <text:span text:style-name="T6">Operating System / Kernel</text:span></text:p>
      <text:p text:style-name="P4"><text:tab/><text:tab/>- <text:span text:style-name="T6">Hardware</text:span></text:p>
      <text:p text:style-name="P4"><text:tab/>- <text:span text:style-name="T6">Kernel</text:span></text:p>
      <text:p text:style-name="P5"><text:tab/><text:tab/>- <text:span text:style-name="T6">monolitisch</text:span></text:p>
      <text:p text:style-name="P5"><text:tab/><text:tab/>- <text:span text:style-name="T6">micro</text:span><text:tab/></text:p>
      <text:p text:style-name="P5">- <text:span text:style-name="T6">POSIX</text:span></text:p>
      <text:p text:style-name="P5"><text:tab/>- <text:span text:style-name="T6">betriessystemübergreifender Programmierstandart</text:span></text:p>
      <text:p text:style-name="P5"/>
      <text:p text:style-name="P5">- <text:span text:style-name="T7">Systemcalls</text:span></text:p>
      <text:p text:style-name="P5"><text:tab/>- <text:span text:style-name="T7">Aufrufe von Unterprogrammen und Programmteilen des Betriebssystems, zum Beispiel Treiber</text:span></text:p>
      <text:p text:style-name="P5"><text:tab/>- <text:span text:style-name="T7">Schichten des Zugriffs (Ring 0 bis Ring 3)</text:span></text:p>
      <text:p text:style-name="P5"><text:tab/>- <text:span text:style-name="T7">Contextswitch</text:span></text:p>
      <text:p text:style-name="P5"><text:tab/><text:tab/>- <text:span text:style-name="T7">Sprünge zwischen Programmen in verschiedenen Schichten</text:span></text:p>
      <text:p text:style-name="P5">- <text:span text:style-name="T7">Interrupt</text:span></text:p>
      <text:p text:style-name="P5"><text:tab/>- <text:span text:style-name="T7">Interrupt Service Routine (ISRs)</text:span></text:p>
      <text:p text:style-name="P5"><text:tab/>- <text:span text:style-name="T7">Interrupt Vector Table</text:span></text:p>
      <text:p text:style-name="P7"><text:tab/>- <text:span text:style-name="T7">Hardware</text:span></text:p>
      <text:p text:style-name="P5"><text:tab/><text:tab/>- <text:span text:style-name="T7">I/O Devices, zum Beispiel Drucker, Tastatur, Maus, Festplatte, Monitor und und und</text:span></text:p>
      <text:p text:style-name="P5"><text:tab/>- <text:span text:style-name="T7">Software</text:span></text:p>
      <text:p text:style-name="P5"><text:tab/><text:tab/>- <text:span text:style-name="T7">Benutzerprogramme</text:span></text:p>
      <text:p text:style-name="P5"><text:tab/>- <text:span text:style-name="T7">Ausnahmebehandlung</text:span></text:p>
      <text:p text:style-name="P5"><text:tab/><text:tab/>- <text:span text:style-name="T7">Division durch 0</text:span></text:p>
      <text:p text:style-name="P5"><text:tab/>- <text:span text:style-name="T7">illegaler Speicherzugriff</text:span></text:p>
      <text:p text:style-name="P5">- <text:span text:style-name="T8">Prozess</text:span></text:p>
      <text:p text:style-name="P5"><text:tab/>- <text:span text:style-name="T8">ist eine laufende Instanz einen Programmes</text:span></text:p>
      <text:p text:style-name="P5"><text:tab/>- <text:span text:style-name="T8">ausfürbahrer Teil</text:span></text:p>
      <text:p text:style-name="P5"><text:tab/>- <text:span text:style-name="T8">Status des Prozesses</text:span></text:p>
      <text:p text:style-name="P5"><text:tab/>- <text:span text:style-name="T8">zugewiesene Speicherblöcke</text:span></text:p>
      <text:p text:style-name="P8"><text:tab/>- <text:span text:style-name="T12">strukturiert, wie ein Baum mit Parent/Childs</text:span></text:p>
      <text:p text:style-name="P8">- <text:span text:style-name="T8">Thread</text:span></text:p>
      <text:p text:style-name="P6"><text:tab/>- <text:span text:style-name="T8">Teil eines Prozesses der als eigener Task läuft aber den selben Adressraum mit dem Prozess teilt</text:span><text:tab/></text:p>
      <text:p text:style-name="P5"><text:span text:style-name="T8">- Programm</text:span><text:tab/></text:p>
      <text:p text:style-name="P5"><text:tab/>- <text:span text:style-name="T8">passive Entity eines Prozesses ohne Stack und Heap</text:span></text:p>
      <text:p text:style-name="P5">- <text:span text:style-name="T9">Betriebssysteme und Prozesse</text:span></text:p>
      <text:p text:style-name="P5"><text:tab/>- <text:span text:style-name="T9">Verwaltung mehrerer gleichzeitig laufender Prozesse in mehreren Queues</text:span></text:p>
      <text:p text:style-name="P5"><text:tab/>- <text:span text:style-name="T9">Verwaltung von Resourcen für laufende Prozesse</text:span></text:p>
      <text:p text:style-name="P5"><text:tab/>- <text:span text:style-name="T9">Kommunikation zwischen Prozessen</text:span></text:p>
      <text:p text:style-name="P5"><text:soft-page-break/><text:tab/>- <text:span text:style-name="T9">Starten und Beenden von Prozessen</text:span></text:p>
      <text:p text:style-name="P5">- <text:span text:style-name="T10">Process Control Block (PCB)</text:span></text:p>
      <text:p text:style-name="P5"><text:tab/>- <text:span text:style-name="T11">enthält Daten über einen laufenden Prozess</text:span></text:p>
      <text:p text:style-name="P5"><text:tab/><text:tab/>- <text:span text:style-name="T12">Process Identifier</text:span></text:p>
      <text:p text:style-name="P5"><text:tab/><text:tab/>- <text:span text:style-name="T12">CPU State</text:span></text:p>
      <text:p text:style-name="P5"><text:tab/><text:tab/>- <text:span text:style-name="T12">Control Information</text:span></text:p>
      <text:p text:style-name="P5"><text:tab/>- <text:span text:style-name="T11">wird von Scheduler zur Prozessverwaltung benutzt</text:span></text:p>
      <text:p text:style-name="P5">- <text:span text:style-name="T6">Speichermanagment</text:span></text:p>
      <text:p text:style-name="P5"><text:tab/>- <text:span text:style-name="T6">Physicher Speicher (Adressraum)</text:span></text:p>
      <text:p text:style-name="P5"><text:tab/>- <text:span text:style-name="T12">Adressierung</text:span></text:p>
      <text:p text:style-name="P5"><text:tab/><text:tab/>- <text:span text:style-name="T12">physische Adresse</text:span><text:tab/></text:p>
      <text:p text:style-name="P5"><text:tab/><text:tab/>- <text:span text:style-name="T12">relative Adresse</text:span><text:tab/></text:p>
      <text:p text:style-name="P5"><text:tab/><text:tab/>- <text:span text:style-name="T12">logische/virtuelle Adresse</text:span><text:tab/></text:p>
      <text:p text:style-name="P5"><text:tab/>- <text:span text:style-name="T13">Partitionierung</text:span></text:p>
      <text:p text:style-name="P5"><text:tab/><text:tab/>- <text:span text:style-name="T13">feste Partitionsgröße</text:span></text:p>
      <text:p text:style-name="P5"><text:tab/><text:tab/><text:tab/>- <text:span text:style-name="T13">interne Fragmentierung!</text:span></text:p>
      <text:p text:style-name="P5"><text:tab/><text:tab/>- <text:span text:style-name="T13">dynamische Partitionsgröße</text:span></text:p>
      <text:p text:style-name="P5"><text:tab/><text:tab/><text:tab/>- <text:span text:style-name="T13">externe Fragmentierung!</text:span></text:p>
      <text:p text:style-name="P5"><text:tab/><text:tab/><text:tab/>- <text:span text:style-name="T14">Algorithmen</text:span></text:p>
      <text:p text:style-name="P5"><text:tab/><text:tab/><text:tab/><text:tab/>- <text:span text:style-name="T14">First-Fit</text:span></text:p>
      <text:p text:style-name="P5"><text:tab/><text:tab/><text:tab/><text:tab/>- <text:span text:style-name="T14">Next-Fit</text:span></text:p>
      <text:p text:style-name="P5"><text:tab/><text:tab/><text:tab/><text:tab/>- <text:span text:style-name="T14">Best-Fit</text:span></text:p>
      <text:p text:style-name="P5"><text:tab/><text:tab/>- <text:span text:style-name="T15">Buddy System</text:span></text:p>
      <text:p text:style-name="P5"><text:tab/><text:tab/><text:tab/>- <text:span text:style-name="T15">kombiniert die Stärken beider Partitionssysteme</text:span></text:p>
      <text:p text:style-name="P5"><text:tab/>- <text:span text:style-name="T16">Paging</text:span></text:p>
      <text:p text:style-name="P5"><text:tab/><text:tab/>- <text:span text:style-name="T17">MMU (Memory Managment Unit)</text:span></text:p>
      <text:p text:style-name="P5"><text:tab/><text:tab/>- <text:span text:style-name="T16">Speicher wird in Pages/Frames mit fester Größe unterteilt</text:span></text:p>
      <text:p text:style-name="P5"><text:tab/><text:tab/>- <text:span text:style-name="T16">Pages werden in Pagetables für jeden Prozess verwaltet</text:span></text:p>
      <text:p text:style-name="P5"><text:tab/><text:tab/>- <text:span text:style-name="T17">Adressierung</text:span></text:p>
      <text:p text:style-name="P5"><text:tab/><text:tab/><text:tab/>- <text:span text:style-name="T17">Programm: Pagenumber, Offset</text:span></text:p>
      <text:p text:style-name="P9"><text:tab/><text:tab/><text:tab/>- <text:span text:style-name="T17">MMU: physische Adresse = Pagetable[Pagenumber] + Offset</text:span></text:p>
      <text:p text:style-name="P10"><text:tab/><text:tab/> - <text:span text:style-name="T18">virtueller Speicher</text:span></text:p>
      <text:p text:style-name="P10"><text:tab/><text:tab/><text:tab/>- <text:span text:style-name="T18">Pages können auf andere Medien ausgelagert werden</text:span></text:p>
      <text:p text:style-name="P10"><text:tab/><text:tab/><text:tab/>- <text:span text:style-name="T19">lookaside Buffer</text:span></text:p>
      <text:p text:style-name="P5"><text:tab/><text:tab/><text:tab/><text:tab/>- <text:span text:style-name="T19">zur Aufrechterhaltung der Konsistenz gleicher Pages</text:span></text:p>
      <text:p text:style-name="P5"><text:tab/><text:tab/>- <text:span text:style-name="T19">Algorithmen</text:span></text:p>
      <text:p text:style-name="P5"><text:tab/><text:tab/><text:tab/>- <text:span text:style-name="T19">Optimal Policy</text:span></text:p>
      <text:p text:style-name="P5"><text:tab/><text:tab/><text:tab/>- <text:span text:style-name="T19">Least Recently Used (LRU)</text:span></text:p>
      <text:p text:style-name="P5"><text:tab/><text:tab/><text:tab/>- <text:span text:style-name="T19">First-In, First-Out (FIFO)</text:span></text:p>
      <text:p text:style-name="P5"><text:tab/><text:tab/><text:tab/>- <text:span text:style-name="T19">Clock Policy</text:span></text:p>
      <text:p text:style-name="P5">- <text:span text:style-name="T20">Scheduler</text:span></text:p>
      <text:p text:style-name="P5"><text:tab/>- <text:span text:style-name="T20">non-preemptive und preemptive</text:span></text:p>
      <text:p text:style-name="P5"><text:tab/>- <text:span text:style-name="T20">verwaltet die Abarbeitung der Prozesse</text:span></text:p>
      <text:p text:style-name="P5"><text:tab/>- <text:span text:style-name="T20">Typen (werden an verschiedenen Stellen Scheduler eingesetzt)</text:span></text:p>
      <text:p text:style-name="P5"><text:tab/><text:tab/>- <text:span text:style-name="T20">Long-Term-Scheduling</text:span></text:p>
      <text:p text:style-name="P5"><text:tab/><text:tab/>- <text:span text:style-name="T20">Medium-Term-Scheduling</text:span></text:p>
      <text:p text:style-name="P5"><text:tab/><text:tab/>- <text:span text:style-name="T20">Short-Term-Schelduling</text:span></text:p>
      <text:p text:style-name="P5"><text:tab/>- <text:span text:style-name="T20">Queuing</text:span></text:p>
      <text:p text:style-name="P5"><text:tab/>- <text:span text:style-name="T20">Algorithmen</text:span></text:p>
      <text:p text:style-name="P5"><text:tab/><text:tab/>- <text:span text:style-name="T20">non-preemptive</text:span></text:p>
      <text:p text:style-name="P5"><text:tab/><text:tab/><text:tab/>- <text:span text:style-name="T20">First-Come-First-Serve (FCFS)</text:span></text:p>
      <text:p text:style-name="P5"><text:tab/><text:tab/><text:tab/>- <text:span text:style-name="T20">Shortest Process Next (SPN)</text:span></text:p>
      <text:p text:style-name="P5"><text:tab/><text:tab/><text:tab/>- <text:span text:style-name="T20">Highest Response Ratio Next (HRRN)</text:span></text:p>
      <text:p text:style-name="P5"><text:tab/><text:tab/>- <text:span text:style-name="T20">preemptive</text:span></text:p>
      <text:p text:style-name="P5"><text:tab/><text:tab/><text:tab/>- <text:span text:style-name="T20">Shortest Remaining Time (SRT)</text:span></text:p>
      <text:p text:style-name="P5"><text:tab/><text:tab/><text:tab/>- <text:span text:style-name="T20">Round Robin</text:span></text:p>
      <text:p text:style-name="P5"><text:tab/><text:tab/><text:tab/>- <text:span text:style-name="T20">Feedback</text:span></text:p>
      <text:p text:style-name="P5"><text:soft-page-break/>- <text:span text:style-name="T21">I/O</text:span></text:p>
      <text:p text:style-name="P5"><text:tab/>- <text:span text:style-name="T22">Alternativen zur I/O Organisation</text:span></text:p>
      <text:p text:style-name="P5"><text:tab/><text:tab/>- <text:span text:style-name="T22">Device Abstraction</text:span></text:p>
      <text:p text:style-name="P5"><text:tab/><text:tab/>- <text:span text:style-name="T22">Communication endpoint (socket) Abstraction</text:span></text:p>
      <text:p text:style-name="P5"><text:tab/><text:tab/>- <text:span text:style-name="T22">File Abstraction</text:span></text:p>
      <text:p text:style-name="P5"><text:tab/>- <text:span text:style-name="T23">Zugriffsmöglichkeiten</text:span></text:p>
      <text:p text:style-name="P5"><text:tab/><text:tab/>- <text:span text:style-name="T23">programmierbare I/O (zum Beispiel durch polling)</text:span></text:p>
      <text:p text:style-name="P5"><text:tab/><text:tab/>- <text:span text:style-name="T23">Interrupt gesteuerte I/O</text:span></text:p>
      <text:p text:style-name="P5"><text:tab/><text:tab/>- <text:span text:style-name="T23">programmierung von DMA's (Direct Memory Access)</text:span></text:p>
      <text:p text:style-name="P5"><text:tab/><text:tab/><text:tab/>- <text:span text:style-name="T23">Buffering</text:span></text:p>
      <text:p text:style-name="P5"><text:tab/>- <text:span text:style-name="T26">Disk Scheduling</text:span></text:p>
      <text:p text:style-name="P5"><text:tab/><text:tab/>- <text:span text:style-name="T24">Algorithmen</text:span></text:p>
      <text:p text:style-name="P5"><text:tab/><text:tab/><text:tab/>- <text:span text:style-name="T24">Selection according to Selector</text:span></text:p>
      <text:p text:style-name="P5"><text:tab/><text:tab/><text:tab/><text:tab/>- <text:span text:style-name="T24">RSS</text:span></text:p>
      <text:p text:style-name="P5"><text:tab/><text:tab/><text:tab/><text:tab/>- <text:span text:style-name="T24">FIFO</text:span></text:p>
      <text:p text:style-name="P5"><text:tab/><text:tab/><text:tab/><text:tab/>- <text:span text:style-name="T24">PRI</text:span></text:p>
      <text:p text:style-name="P5"><text:tab/><text:tab/><text:tab/><text:tab/>- <text:span text:style-name="T24">LIFO</text:span></text:p>
      <text:p text:style-name="P11"><text:tab/><text:tab/><text:tab/>- <text:span text:style-name="T24">Selection according to selected Item</text:span></text:p>
      <text:p text:style-name="P11"><text:tab/><text:tab/><text:tab/><text:tab/>- <text:span text:style-name="T24">SSTF</text:span></text:p>
      <text:p text:style-name="P5"><text:tab/><text:tab/><text:tab/><text:tab/>- <text:span text:style-name="T24">SCAN</text:span></text:p>
      <text:p text:style-name="P5"><text:tab/><text:tab/><text:tab/><text:tab/>- <text:span text:style-name="T24">C-SCAN</text:span></text:p>
      <text:p text:style-name="P5"><text:tab/><text:tab/><text:tab/><text:tab/>- <text:span text:style-name="T24">N-step-SCAN</text:span></text:p>
      <text:p text:style-name="P5"><text:tab/><text:tab/><text:tab/><text:tab/>- <text:span text:style-name="T24">FSCAN</text:span></text:p>
      <text:p text:style-name="P5"><text:tab/><text:tab/>- <text:span text:style-name="T25">Caches</text:span></text:p>
      <text:p text:style-name="P5"><text:tab/>- <text:span text:style-name="T27">RAID</text:span></text:p>
      <text:p text:style-name="P5"><text:tab/><text:tab/>- <text:span text:style-name="T27">Kategorien</text:span></text:p>
      <text:p text:style-name="P5"><text:tab/><text:tab/><text:tab/>- <text:span text:style-name="T27">Striping (0)</text:span></text:p>
      <text:p text:style-name="P5"><text:tab/><text:tab/><text:tab/>- <text:span text:style-name="T27">Mirroring (1)</text:span></text:p>
      <text:p text:style-name="P5"><text:tab/><text:tab/><text:tab/>- <text:span text:style-name="T27">Parallel (2,3)</text:span></text:p>
      <text:p text:style-name="P5"><text:tab/><text:tab/><text:tab/>- <text:span text:style-name="T27">Independent Access (4,5,6)</text:span></text:p>
      <text:p text:style-name="P5"><text:tab/>- <text:span text:style-name="T30">File System</text:span></text:p>
      <text:p text:style-name="P5"><text:tab/><text:tab/>- <text:span text:style-name="T30">Typen</text:span></text:p>
      <text:p text:style-name="P5"><text:tab/><text:tab/><text:tab/>- <text:span text:style-name="T30">Disk File Systems</text:span></text:p>
      <text:p text:style-name="P5"><text:tab/><text:tab/><text:tab/>- <text:span text:style-name="T30">Distributed File System</text:span></text:p>
      <text:p text:style-name="P5"><text:tab/><text:tab/><text:tab/>- <text:span text:style-name="T30">Special Purpose File System</text:span></text:p>
      <text:p text:style-name="P5"><text:tab/><text:tab/>- <text:span text:style-name="T30">Architektur</text:span></text:p>
      <text:p text:style-name="P5"><text:tab/><text:tab/><text:tab/>- <text:span text:style-name="T30">Access Method (API)</text:span></text:p>
      <text:p text:style-name="P5"><text:tab/><text:tab/><text:tab/>- <text:span text:style-name="T30">Logical I/O</text:span></text:p>
      <text:p text:style-name="P5"><text:tab/><text:tab/><text:tab/>- <text:span text:style-name="T30">Basic I/O Supervisor</text:span></text:p>
      <text:p text:style-name="P12"><text:span text:style-name="T28"><text:tab/><text:tab/><text:tab/>- </text:span><text:span text:style-name="T29">Basic File System</text:span></text:p>
      <text:p text:style-name="P12"><text:span text:style-name="T28"><text:tab/><text:tab/><text:tab/>- </text:span><text:span text:style-name="T29">Device Driver</text:span></text:p>
      <text:p text:style-name="P12"><text:span text:style-name="T28"><text:tab/><text:tab/>- </text:span><text:span text:style-name="T29">Organisationstypen</text:span></text:p>
      <text:p text:style-name="P12"><text:span text:style-name="T28"><text:tab/><text:tab/><text:tab/>- </text:span><text:span text:style-name="T29">The Pile (einfachste Struktur)</text:span></text:p>
      <text:p text:style-name="P17"><text:tab/><text:tab/><text:tab/>- Sequential File (meist verbreitetste)</text:p>
      <text:p text:style-name="P17"><text:tab/><text:tab/><text:tab/>- Indexed Sequential File (meist verbreitetste)</text:p>
      <text:p text:style-name="P17"><text:tab/><text:tab/><text:tab/>- Indexed File</text:p>
      <text:p text:style-name="P5"/>
      <text:p text:style-name="P5"/>
      <text:p text:style-name="P5"/>
      <text:p text:style-name="P5"/>
      <text:p text:style-name="P5"/>
      <text:p text:style-name="P5"/>
      <text:p text:style-name="P12">(b)</text:p>
      <text:p text:style-name="P19">1) Interrupt</text:p>
      <text:p text:style-name="P19">2) Prozess</text:p>
      <text:p text:style-name="P19">3) Scheduling</text:p>
      <text:p text:style-name="P19">4) präemptiv, emptive</text:p>
      <text:p text:style-name="P19"><text:soft-page-break/>5) Speicherverwaltung</text:p>
      <text:p text:style-name="P19">6) physikalischer Speicherverwaltung</text:p>
      <text:p text:style-name="P19">7) Malware</text:p>
      <text:p text:style-name="P19">8) I/O</text:p>
      <text:p text:style-name="P19">9) Fragmentierung</text:p>
      <text:p text:style-name="P19">10) Paging</text:p>
      <text:p text:style-name="P19"/>
      <text:p text:style-name="P14">(c)</text:p>
      <text:p text:style-name="P13"/>
      <text:p text:style-name="P13"/>
      <text:p text:style-name="P21">2a)</text:p>
      <text:p text:style-name="P19">- Es ist ein Sniffer</text:p>
      <text:p text:style-name="P19"/>
      <text:p text:style-name="P19">- Microsoft Network Monitor</text:p>
      <text:p text:style-name="P19">- Network Sniffer, Ethercap</text:p>
      <text:p text:style-name="P19"/>
      <text:p text:style-name="P21">b)</text:p>
      <text:p text:style-name="P21"><text:span text:style-name="T28">TCP, HTTP,ARP,ICM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3.3.2$Linux_X86_64 LibreOffice_project/430m0$Build-2</meta:generator>
    <dc:date>2016-01-07T18:26:30.671234460</dc:date>
    <meta:editing-duration>PT12H11M57S</meta:editing-duration>
    <meta:editing-cycles>120</meta:editing-cycles>
    <dc:creator>Andreas Timmermann</dc:creator>
    <meta:document-statistic meta:table-count="0" meta:image-count="0" meta:object-count="0" meta:page-count="4" meta:paragraph-count="174" meta:word-count="626" meta:character-count="4379" meta:non-whitespace-character-count="3623"/>
  </office:meta>
</office:document-meta>
</file>